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>
      <style:text-properties style:text-underline-style="none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81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coe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925" calcext:value-type="float">
            <text:p>9.25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93" calcext:value-type="float">
            <text:p>9.30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73" calcext:value-type="float">
            <text:p>7.30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925" calcext:value-type="float">
            <text:p>9.25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Default" office:value-type="float" office:value="0.000081112629" calcext:value-type="float">
            <text:p>0.0000811126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Default" office:value-type="float" office:value="0.000098254002" calcext:value-type="float">
            <text:p>0.0000982540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Default" office:value-type="float" office:value="0.000095262271" calcext:value-type="float">
            <text:p>0.0000952622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0.000625" calcext:value-type="float">
            <text:p>6.25E-04</text:p>
          </table:table-cell>
          <table:table-cell table:style-name="ce1" office:value-type="float" office:value="0.000909091" calcext:value-type="float">
            <text:p>9.09E-04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number-columns-repeated="6"/>
          <table:table-cell table:style-name="ce6"/>
        </table:table-row>
      </table:table>
      <table:table table:name="teo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table:style-name="Default" office:value-type="string" calcext:value-type="string">
            <text:p>ddyn_lfc</text:p>
          </table:table-cell>
          <table:table-cell table:style-name="Default"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107" calcext:value-type="float">
            <text:p>1.07E-05</text:p>
          </table:table-cell>
          <table:table-cell office:value-type="float" office:value="0.000018" calcext:value-type="float">
            <text:p>1.80E-05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162" calcext:value-type="float">
            <text:p>1.62E-05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15" calcext:value-type="float">
            <text:p>1.15E-05</text:p>
          </table:table-cell>
          <table:table-cell office:value-type="float" office:value="0.000023" calcext:value-type="float">
            <text:p>2.30E-05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925" calcext:value-type="float">
            <text:p>9.25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22" calcext:value-type="float">
            <text:p>2.20E-05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18" calcext:value-type="float">
            <text:p>1.80E-05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93" calcext:value-type="float">
            <text:p>9.30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606061" calcext:value-type="float">
            <text:p>6.06E-04</text:p>
          </table:table-cell>
          <table:table-cell office:value-type="float" office:value="0.000869565" calcext:value-type="float">
            <text:p>8.70E-04</text:p>
          </table:table-cell>
          <table:table-cell table:style-name="ce1" office:value-type="float" office:value="0.000769231" calcext:value-type="float">
            <text:p>7.69E-04</text:p>
          </table:table-cell>
          <table:table-cell table:style-name="ce1" office:value-type="float" office:value="0.000666667" calcext:value-type="float">
            <text:p>6.67E-04</text:p>
          </table:table-cell>
          <table:table-cell table:style-name="ce1" office:value-type="float" office:value="0.00142857" calcext:value-type="float">
            <text:p>1.43E-03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3" calcext:value-type="float">
            <text:p>3.0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6" calcext:value-type="float">
            <text:p>2.6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95" calcext:value-type="float">
            <text:p>9.50E-06</text:p>
          </table:table-cell>
          <table:table-cell office:value-type="float" office:value="0.000022" calcext:value-type="float">
            <text:p>2.2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17" calcext:value-type="float">
            <text:p>1.7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16" calcext:value-type="float">
            <text:p>1.6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98" calcext:value-type="float">
            <text:p>9.80E-06</text:p>
          </table:table-cell>
          <table:table-cell office:value-type="float" office:value="0.000023" calcext:value-type="float">
            <text:p>2.3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73" calcext:value-type="float">
            <text:p>7.30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114" calcext:value-type="float">
            <text:p>1.14E-05</text:p>
          </table:table-cell>
          <table:table-cell office:value-type="float" office:value="0.000028" calcext:value-type="float">
            <text:p>2.8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95" calcext:value-type="float">
            <text:p>9.50E-06</text:p>
          </table:table-cell>
          <table:table-cell office:value-type="float" office:value="0.00002" calcext:value-type="float">
            <text:p>2.0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9.00E-06</text:p>
          </table:table-cell>
          <table:table-cell office:value-type="float" office:value="0.000023" calcext:value-type="float">
            <text:p>2.3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89" calcext:value-type="float">
            <text:p>8.90E-06</text:p>
          </table:table-cell>
          <table:table-cell office:value-type="float" office:value="0.000026" calcext:value-type="float">
            <text:p>2.6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12" calcext:value-type="float">
            <text:p>1.20E-05</text:p>
          </table:table-cell>
          <table:table-cell office:value-type="float" office:value="0.000018" calcext:value-type="float">
            <text:p>1.8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95" calcext:value-type="float">
            <text:p>9.50E-06</text:p>
          </table:table-cell>
          <table:table-cell office:value-type="float" office:value="0.000026" calcext:value-type="float">
            <text:p>2.6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89" calcext:value-type="float">
            <text:p>8.90E-06</text:p>
          </table:table-cell>
          <table:table-cell office:value-type="float" office:value="0.000023" calcext:value-type="float">
            <text:p>2.3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89" calcext:value-type="float">
            <text:p>8.90E-06</text:p>
          </table:table-cell>
          <table:table-cell office:value-type="float" office:value="0.000024" calcext:value-type="float">
            <text:p>2.4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925" calcext:value-type="float">
            <text:p>9.25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86" calcext:value-type="float">
            <text:p>8.60E-06</text:p>
          </table:table-cell>
          <table:table-cell table:style-name="Default" office:value-type="float" office:value="0.000025261966" calcext:value-type="float">
            <text:p>0.000025261966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0.000081112629" calcext:value-type="float">
            <text:p>0.0000811126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81" calcext:value-type="float">
            <text:p>8.10E-06</text:p>
          </table:table-cell>
          <table:table-cell table:style-name="Default" office:value-type="float" office:value="0.000021196104" calcext:value-type="float">
            <text:p>0.000021196104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0.000098254002" calcext:value-type="float">
            <text:p>0.0000982540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73" calcext:value-type="float">
            <text:p>7.30E-06</text:p>
          </table:table-cell>
          <table:table-cell table:style-name="Default" office:value-type="float" office:value="0.000020048564" calcext:value-type="float">
            <text:p>0.000020048564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0.000095262271" calcext:value-type="float">
            <text:p>0.0000952622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</table:table>
      <table:table table:name="sjg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595238" calcext:value-type="float">
            <text:p>5.95E-04</text:p>
          </table:table-cell>
          <table:table-cell table:style-name="ce1" office:value-type="float" office:value="0.000869565" calcext:value-type="float">
            <text:p>8.70E-04</text:p>
          </table:table-cell>
          <table:table-cell table:style-name="ce1" office:value-type="float" office:value="0.000653595" calcext:value-type="float">
            <text:p>6.54E-04</text:p>
          </table:table-cell>
          <table:table-cell table:style-name="ce1" office:value-type="float" office:value="0.000757576" calcext:value-type="float">
            <text:p>7.58E-04</text:p>
          </table:table-cell>
          <table:table-cell table:style-name="ce1" office:value-type="float" office:value="0.00125" calcext:value-type="float">
            <text:p>1.25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gui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588235" calcext:value-type="float">
            <text:p>5.88E-04</text:p>
          </table:table-cell>
          <table:table-cell table:style-name="ce1" office:value-type="float" office:value="0.000833333" calcext:value-type="float">
            <text:p>8.33E-04</text:p>
          </table:table-cell>
          <table:table-cell table:style-name="ce1" office:value-type="float" office:value="0.000671141" calcext:value-type="float">
            <text:p>6.71E-04</text:p>
          </table:table-cell>
          <table:table-cell table:style-name="ce1" office:value-type="float" office:value="0.000900901" calcext:value-type="float">
            <text:p>9.01E-04</text:p>
          </table:table-cell>
          <table:table-cell table:style-name="ce1" office:value-type="float" office:value="0.00142857" calcext:value-type="float">
            <text:p>1.43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tam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617284" calcext:value-type="float">
            <text:p>6.17E-04</text:p>
          </table:table-cell>
          <table:table-cell table:style-name="ce1" office:value-type="float" office:value="0.000833333" calcext:value-type="float">
            <text:p>8.33E-04</text:p>
          </table:table-cell>
          <table:table-cell table:style-name="ce1" office:value-type="float" office:value="0.000714286" calcext:value-type="float">
            <text:p>7.14E-04</text:p>
          </table:table-cell>
          <table:table-cell table:style-name="ce1" office:value-type="float" office:value="0.000917431" calcext:value-type="float">
            <text:p>9.17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5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mlt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588235" calcext:value-type="float">
            <text:p>5.88E-04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0689655" calcext:value-type="float">
            <text:p>6.90E-04</text:p>
          </table:table-cell>
          <table:table-cell table:style-name="ce1" office:value-type="float" office:value="0.000917431" calcext:value-type="float">
            <text:p>9.17E-04</text:p>
          </table:table-cell>
          <table:table-cell table:style-name="ce1" office:value-type="float" office:value="0.00125" calcext:value-type="float">
            <text:p>1.25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qsb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617284" calcext:value-type="float">
            <text:p>6.17E-04</text:p>
          </table:table-cell>
          <table:table-cell table:style-name="ce1" office:value-type="float" office:value="0.000869565" calcext:value-type="float">
            <text:p>8.70E-04</text:p>
          </table:table-cell>
          <table:table-cell table:style-name="ce1" office:value-type="float" office:value="0.000724638" calcext:value-type="float">
            <text:p>7.25E-04</text:p>
          </table:table-cell>
          <table:table-cell table:style-name="ce1" office:value-type="float" office:value="0.0008" calcext:value-type="float">
            <text:p>8.00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abg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606061" calcext:value-type="float">
            <text:p>6.06E-04</text:p>
          </table:table-cell>
          <table:table-cell table:style-name="ce1" office:value-type="float" office:value="0.000854701" calcext:value-type="float">
            <text:p>8.55E-04</text:p>
          </table:table-cell>
          <table:table-cell table:style-name="ce1" office:value-type="float" office:value="0.000689655" calcext:value-type="float">
            <text:p>6.90E-04</text:p>
          </table:table-cell>
          <table:table-cell table:style-name="ce1" office:value-type="float" office:value="0.00075188" calcext:value-type="float">
            <text:p>7.52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5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lzh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606061" calcext:value-type="float">
            <text:p>6.06E-04</text:p>
          </table:table-cell>
          <table:table-cell table:style-name="ce1" office:value-type="float" office:value="0.000854701" calcext:value-type="float">
            <text:p>8.55E-04</text:p>
          </table:table-cell>
          <table:table-cell table:style-name="ce1" office:value-type="float" office:value="0.000689655" calcext:value-type="float">
            <text:p>6.90E-04</text:p>
          </table:table-cell>
          <table:table-cell table:style-name="ce1" office:value-type="float" office:value="0.00075188" calcext:value-type="float">
            <text:p>7.52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5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bmt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606061" calcext:value-type="float">
            <text:p>6.06E-04</text:p>
          </table:table-cell>
          <table:table-cell table:style-name="ce1" office:value-type="float" office:value="0.000854701" calcext:value-type="float">
            <text:p>8.55E-04</text:p>
          </table:table-cell>
          <table:table-cell table:style-name="ce1" office:value-type="float" office:value="0.000684932" calcext:value-type="float">
            <text:p>6.85E-04</text:p>
          </table:table-cell>
          <table:table-cell table:style-name="ce1" office:value-type="float" office:value="0.000769231" calcext:value-type="float">
            <text:p>7.69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5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kak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561798" calcext:value-type="float">
            <text:p>5.62E-04</text:p>
          </table:table-cell>
          <table:table-cell table:style-name="ce1" office:value-type="float" office:value="0.000813008" calcext:value-type="float">
            <text:p>8.13E-04</text:p>
          </table:table-cell>
          <table:table-cell table:style-name="ce1" office:value-type="float" office:value="0.000653595" calcext:value-type="float">
            <text:p>6.54E-04</text:p>
          </table:table-cell>
          <table:table-cell table:style-name="ce1" office:value-type="float" office:value="0.00078125" calcext:value-type="float">
            <text:p>7.81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5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hon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571429" calcext:value-type="float">
            <text:p>5.71E-04</text:p>
          </table:table-cell>
          <table:table-cell table:style-name="ce1" office:value-type="float" office:value="0.000833333" calcext:value-type="float">
            <text:p>8.33E-04</text:p>
          </table:table-cell>
          <table:table-cell table:style-name="ce1" office:value-type="float" office:value="0.000657895" calcext:value-type="float">
            <text:p>6.58E-04</text:p>
          </table:table-cell>
          <table:table-cell table:style-name="ce1" office:value-type="float" office:value="0.000714286" calcext:value-type="float">
            <text:p>7.14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5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14:34:30.99365831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0:44:35.279990054</meta:creation-date>
    <dc:date>2024-10-23T14:37:36.418531502</dc:date>
    <meta:editing-duration>PT9H40M43S</meta:editing-duration>
    <meta:editing-cycles>13</meta:editing-cycles>
    <meta:generator>LibreOffice/7.5.9.2$Linux_X86_64 LibreOffice_project/50$Build-2</meta:generator>
    <meta:document-statistic meta:table-count="12" meta:cell-count="2688" meta:object-count="0"/>
  </office:meta>
</office:document-meta>
</file>